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 Arabic" svg:font-family="'Droid Sans Arab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241a6" style:font-size-asian="10.5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3ca27" style:font-size-asian="10.5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d8d9c" officeooo:paragraph-rsid="003d8d9c" style:font-size-asian="10.5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fo:font-style="normal" fo:font-weight="bold" officeooo:rsid="0030c9c5" officeooo:paragraph-rsid="0030c9c5" style:font-size-asian="9.60000038146973pt" style:font-style-asian="normal" style:font-weight-asian="bold" style:font-name-complex="Arial1" style:font-size-complex="11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fo:font-variant="normal" fo:text-transform="none" style:font-name="Arial1" fo:font-size="11pt" style:text-underline-style="none" fo:font-weight="normal" officeooo:rsid="003241a6" officeooo:paragraph-rsid="003241a6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6.5in" style:type="right"/>
        </style:tab-stops>
      </style:paragraph-properties>
      <style:text-properties officeooo:paragraph-rsid="0050a303"/>
    </style:style>
    <style:style style:name="P7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1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" fo:font-size="12pt" style:text-underline-style="solid" style:text-underline-width="auto" style:text-underline-color="font-color" fo:font-weight="bold" officeooo:rsid="0088f68c" officeooo:paragraph-rsid="0088f68c" style:font-size-asian="12pt" style:font-weight-asian="bold" style:font-name-complex="Droid Sans Arabic" style:font-size-complex="12pt"/>
    </style:style>
    <style:style style:name="P9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paragraph-rsid="0030c9c5"/>
    </style:style>
    <style:style style:name="P10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8ba3f" officeooo:paragraph-rsid="0078ba3f"/>
    </style:style>
    <style:style style:name="P11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89d11e" officeooo:paragraph-rsid="0089d11e" style:font-size-asian="10pt" style:font-weight-asian="bold" style:font-name-complex="Droid Sans Arabic" style:font-size-complex="10pt" style:font-weight-complex="bold"/>
    </style:style>
    <style:style style:name="P12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officeooo:paragraph-rsid="001d47fd" style:font-size-asian="12pt" style:font-name-complex="Droid Sans Arabic" style:font-size-complex="12pt"/>
    </style:style>
    <style:style style:name="P13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officeooo:rsid="008e551b" officeooo:paragraph-rsid="008e551b" style:font-size-asian="12pt" style:font-name-complex="Droid Sans Arabic" style:font-size-complex="12pt"/>
    </style:style>
    <style:style style:name="P14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8e5389" officeooo:paragraph-rsid="008e5389"/>
    </style:style>
    <style:style style:name="P15" style:family="paragraph" style:parent-style-name="Standard">
      <style:paragraph-properties fo:margin-left="0in" fo:margin-right="-0.1374in" fo:line-height="150%" fo:text-align="justify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fo:font-variant="normal" fo:text-transform="none" style:font-name="Arial1" fo:font-size="11pt" style:text-underline-style="none" fo:font-weight="normal" officeooo:rsid="003241a6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margin-left="0in" fo:margin-right="-0.1374in" fo:line-height="150%" fo:text-align="justify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Droid Sans Arabic" fo:font-size="11pt" officeooo:rsid="000f8ca5" officeooo:paragraph-rsid="00206cc7" style:font-size-asian="11pt" style:font-name-complex="Droid Sans" style:font-size-complex="11pt"/>
    </style:style>
    <style:style style:name="P17" style:family="paragraph" style:parent-style-name="Text_20_body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ad351" officeooo:paragraph-rsid="007ad351"/>
    </style:style>
    <style:style style:name="P18" style:family="paragraph" style:parent-style-name="Text_20_body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Arial1" fo:font-size="12pt" fo:font-style="normal" style:text-underline-style="none" fo:font-weight="normal" officeooo:rsid="007e3c93" officeooo:paragraph-rsid="007e3c9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Standard">
      <style:paragraph-properties fo:margin-left="0.25in" fo:margin-right="-0.1374in" fo:line-height="150%" fo:text-align="justify" style:justify-single-word="false" fo:text-indent="-0.25in" style:auto-text-indent="false">
        <style:tab-stops>
          <style:tab-stop style:position="6.5in" style:type="right"/>
        </style:tab-stops>
      </style:paragraph-properties>
      <style:text-properties style:font-name="Arial1" officeooo:paragraph-rsid="003094ef" style:font-name-complex="Arial1"/>
    </style:style>
    <style:style style:name="P20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485f4" style:font-size-asian="10.5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3ca27" style:font-size-asian="10.5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6pt solid #000000" style:join-border="false">
        <style:tab-stops>
          <style:tab-stop style:position="6.5in" style:type="right"/>
        </style:tab-stops>
      </style:paragraph-properties>
      <style:text-properties style:font-name="Arial1" fo:font-size="11pt" fo:font-style="normal" fo:font-weight="bold" officeooo:rsid="0030c9c5" officeooo:paragraph-rsid="0041319f" style:font-size-asian="9.60000038146973pt" style:font-style-asian="normal" style:font-weight-asian="bold" style:font-name-complex="Arial1" style:font-size-complex="11pt" style:font-style-complex="normal" style:font-weight-complex="bold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Standard" style:master-page-name="Standard">
      <style:paragraph-properties fo:margin-left="0in" fo:margin-right="-0.1374in" fo:line-height="150%" fo:text-align="center" style:justify-single-word="false" fo:text-indent="0in" style:auto-text-indent="false" style:page-number="auto"/>
      <style:text-properties fo:text-transform="uppercase" style:font-name="Droid Sans Arabic" fo:font-size="12pt" fo:font-weight="bold" officeooo:rsid="0071c91c" officeooo:paragraph-rsid="0071c91c" style:font-name-asian="Arial1" style:font-size-asian="12pt" style:font-weight-asian="bold" style:font-name-complex="Droid Sans" style:font-size-complex="12pt"/>
    </style:style>
    <style:style style:name="P25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" fo:font-size="12pt" style:text-underline-style="solid" style:text-underline-width="auto" style:text-underline-color="font-color" fo:font-weight="bold" officeooo:paragraph-rsid="008a7a49" style:font-size-asian="12pt" style:font-weight-asian="bold" style:font-name-complex="Droid Sans Arabic" style:font-size-complex="12pt"/>
    </style:style>
    <style:style style:name="P26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fo:font-style="normal" style:text-underline-style="none" fo:font-weight="normal" officeooo:rsid="008e551b" officeooo:paragraph-rsid="008e551b" style:font-size-asian="12pt" style:font-style-asian="normal" style:font-weight-asian="normal" style:font-name-complex="Droid Sans Arabic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Arial" fo:font-size="12pt" fo:font-weight="bold" officeooo:paragraph-rsid="00901f82" style:font-size-asian="12pt" style:font-weight-asian="bold" style:font-name-complex="Droid Sans Arabic" style:font-size-complex="12pt"/>
    </style:style>
    <style:style style:name="P28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89d11e" officeooo:paragraph-rsid="00901f82" style:font-size-asian="10pt" style:font-weight-asian="bold" style:font-name-complex="Droid Sans Arabic" style:font-size-complex="10pt" style:font-weight-complex="bold"/>
    </style:style>
    <style:style style:name="P29" style:family="paragraph" style:parent-style-name="Standard" style:list-style-name="L3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fo:font-size="11pt" officeooo:rsid="0030c9c5" officeooo:paragraph-rsid="005c683d" style:font-size-asian="11pt" style:font-size-complex="11pt"/>
    </style:style>
    <style:style style:name="P30" style:family="paragraph" style:parent-style-name="Standard" style:list-style-name="L3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" fo:font-size="11pt" officeooo:rsid="003241a6" officeooo:paragraph-rsid="003241a6" style:font-size-asian="11pt" style:font-name-complex="Arial" style:font-size-complex="11pt"/>
    </style:style>
    <style:style style:name="P31" style:family="paragraph" style:parent-style-name="Standard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241a6" officeooo:paragraph-rsid="003241a6" style:font-size-asian="10.5pt" style:font-weight-asian="bold" style:font-name-complex="Arial1" style:font-size-complex="12pt" style:font-weight-complex="bold"/>
    </style:style>
    <style:style style:name="P32" style:family="paragraph" style:parent-style-name="Standard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3ca27" officeooo:paragraph-rsid="0033ca27" style:font-size-asian="10.5pt" style:font-weight-asian="bold" style:font-name-complex="Arial1" style:font-size-complex="12pt" style:font-weight-complex="bold"/>
    </style:style>
    <style:style style:name="P33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33ca27" officeooo:paragraph-rsid="003d8d9c" style:font-size-asian="9.60000038146973pt" style:font-weight-asian="bold" style:font-name-complex="Arial1" style:font-size-complex="11pt" style:font-weight-complex="bold"/>
    </style:style>
    <style:style style:name="P34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33ca27" officeooo:paragraph-rsid="0033ca27" style:font-size-asian="9.60000038146973pt" style:font-weight-asian="bold" style:font-name-complex="Arial1" style:font-size-complex="11pt" style:font-weight-complex="bold"/>
    </style:style>
    <style:style style:name="P35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483181" officeooo:paragraph-rsid="00741995" style:font-size-asian="9.60000038146973pt" style:font-weight-asian="bold" style:font-name-complex="Arial1" style:font-size-complex="11pt" style:font-weight-complex="bold"/>
    </style:style>
    <style:style style:name="P36" style:family="paragraph" style:parent-style-name="Standard" style:list-style-name="L3" style:master-page-name="">
      <loext:graphic-properties draw:fill="none"/>
      <style:paragraph-properties fo:margin-left="0.1252in" fo:margin-right="-0.1252in" fo:line-height="150%" fo:text-align="justify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fo:text-transform="uppercase" style:font-name="Arial" fo:font-size="11pt" style:text-underline-style="solid" style:text-underline-width="auto" style:text-underline-color="font-color" fo:font-weight="bold" officeooo:rsid="003241a6" officeooo:paragraph-rsid="00874580" style:font-size-asian="11pt" style:font-weight-asian="bold" style:font-name-complex="Arial" style:font-size-complex="11pt" fo:hyphenate="false" fo:hyphenation-remain-char-count="2" fo:hyphenation-push-char-count="2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8ba3f" officeooo:paragraph-rsid="0078ba3f"/>
    </style:style>
    <style:style style:name="P39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>
        <style:tab-stops>
          <style:tab-stop style:position="6.5in" style:type="right"/>
        </style:tab-stops>
      </style:paragraph-properties>
      <style:text-properties officeooo:rsid="007e3c93" officeooo:paragraph-rsid="007f3704"/>
    </style:style>
    <style:style style:name="P40" style:family="paragraph" style:parent-style-name="Text_20_body" style:list-style-name="L1">
      <style:paragraph-properties fo:margin-top="0in" fo:margin-bottom="0in" loext:contextual-spacing="false"/>
    </style:style>
    <style:style style:name="P41" style:family="paragraph" style:parent-style-name="List_20_Contents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3ca27" officeooo:paragraph-rsid="0033ca27" style:font-size-asian="10.5pt" style:font-weight-asian="bold" style:font-name-complex="Arial1" style:font-size-complex="12pt" style:font-weight-complex="bold"/>
    </style:style>
    <style:style style:name="P42" style:family="paragraph" style:parent-style-name="List_20_Contents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75df47" officeooo:paragraph-rsid="0075df47" style:font-size-asian="10.5pt" style:font-weight-asian="bold" style:font-name-complex="Arial1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text-transform="uppercase" style:font-name="Arial1" style:font-name-complex="Arial1"/>
    </style:style>
    <style:style style:name="T3" style:family="text">
      <style:text-properties fo:text-transform="uppercase" style:font-name="Arial1" officeooo:rsid="005c683d" style:font-name-complex="Arial1"/>
    </style:style>
    <style:style style:name="T4" style:family="text">
      <style:text-properties style:font-name="Arial1" fo:font-weight="bold" style:font-weight-asian="bold" style:font-name-complex="Arial1"/>
    </style:style>
    <style:style style:name="T5" style:family="text">
      <style:text-properties style:font-name="Arial1" style:font-name-complex="Arial1"/>
    </style:style>
    <style:style style:name="T6" style:family="text">
      <style:text-properties style:font-name="Arial1" officeooo:rsid="003d8d9c" style:font-name-complex="Arial1"/>
    </style:style>
    <style:style style:name="T7" style:family="text">
      <style:text-properties style:font-name="Arial1" officeooo:rsid="004ca68c" style:font-name-complex="Arial1"/>
    </style:style>
    <style:style style:name="T8" style:family="text">
      <style:text-properties style:font-name="Arial1" officeooo:rsid="005c683d" style:font-name-complex="Arial1"/>
    </style:style>
    <style:style style:name="T9" style:family="text">
      <style:text-properties style:font-name="Arial1" fo:font-size="11pt" style:text-underline-style="none" fo:font-weight="bold" officeooo:rsid="0033ca27" style:font-size-asian="9.60000038146973pt" style:font-weight-asian="bold" style:font-name-complex="Arial1" style:font-size-complex="11pt" style:font-weight-complex="bold"/>
    </style:style>
    <style:style style:name="T10" style:family="text">
      <style:text-properties style:font-name="Arial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style:font-name="Arial1" fo:font-size="12pt" fo:font-style="normal" style:text-underline-style="solid" style:text-underline-width="auto" style:text-underline-color="font-color" fo:font-weight="bold" officeooo:rsid="003241a6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style:font-name="Arial1" fo:font-size="12pt" fo:font-style="normal" style:text-underline-style="solid" style:text-underline-width="auto" style:text-underline-color="font-color" fo:font-weight="bold" officeooo:rsid="0030c9c5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style:font-name="Arial1" fo:font-size="12pt" fo:font-style="normal" style:text-underline-style="none" fo:font-weight="normal" officeooo:rsid="007a0a8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style:font-name="Arial1" fo:font-size="12pt" fo:font-style="normal" style:text-underline-style="none" fo:font-weight="normal" officeooo:rsid="007ad35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style:font-name="Arial1" fo:font-size="12pt" fo:font-style="normal" style:text-underline-style="none" fo:font-weight="normal" officeooo:rsid="007e3c9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style:font-name="Arial1" fo:font-size="12pt" fo:font-style="normal" style:text-underline-style="none" fo:font-weight="normal" officeooo:rsid="007f370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style:font-name="Arial1" fo:font-size="12pt" fo:font-style="normal" style:text-underline-style="none" fo:font-weight="normal" officeooo:rsid="0087458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d8d9c" style:font-weight-asian="normal" style:font-weight-complex="normal"/>
    </style:style>
    <style:style style:name="T21" style:family="text">
      <style:text-properties fo:font-weight="normal" officeooo:rsid="0044d4e3" style:font-weight-asian="normal" style:font-weight-complex="normal"/>
    </style:style>
    <style:style style:name="T22" style:family="text">
      <style:text-properties fo:font-weight="normal" officeooo:rsid="004c2238" style:font-weight-asian="normal" style:font-weight-complex="normal"/>
    </style:style>
    <style:style style:name="T23" style:family="text">
      <style:text-properties fo:font-weight="normal" officeooo:rsid="00741995" style:font-weight-asian="normal" style:font-weight-complex="normal"/>
    </style:style>
    <style:style style:name="T24" style:family="text">
      <style:text-properties fo:font-weight="normal" officeooo:rsid="0075df47" style:font-weight-asian="normal" style:font-weight-complex="normal"/>
    </style:style>
    <style:style style:name="T25" style:family="text">
      <style:text-properties fo:font-weight="normal" officeooo:rsid="007780b2" style:font-weight-asian="normal" style:font-weight-complex="normal"/>
    </style:style>
    <style:style style:name="T26" style:family="text">
      <style:text-properties fo:font-weight="normal" officeooo:rsid="0083ef2c" style:font-weight-asian="normal" style:font-weight-complex="normal"/>
    </style:style>
    <style:style style:name="T27" style:family="text">
      <style:text-properties fo:font-weight="normal" officeooo:rsid="0033ca27" style:font-weight-asian="normal" style:font-weight-complex="normal"/>
    </style:style>
    <style:style style:name="T28" style:family="text">
      <style:text-properties fo:font-size="12pt" fo:font-style="italic" fo:font-weight="bold" officeooo:rsid="001d47fd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2pt" fo:font-style="italic" fo:font-weight="bold" officeooo:rsid="003094ef" style:font-size-asian="10.5pt" style:font-style-asian="italic" style:font-weight-asian="bold" style:font-size-complex="12pt" style:font-style-complex="italic" style:font-weight-complex="bold"/>
    </style:style>
    <style:style style:name="T30" style:family="text">
      <style:text-properties fo:font-size="12pt" fo:font-weight="normal" officeooo:rsid="0089fb7c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901f82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90bf6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89fb7c" style:font-size-asian="10.5pt" style:font-weight-asian="normal" style:font-size-complex="12pt" style:font-weight-complex="normal"/>
    </style:style>
    <style:style style:name="T35" style:family="text">
      <style:text-properties style:text-position="super 58%" fo:font-weight="normal" style:font-weight-asian="normal" style:font-weight-complex="normal"/>
    </style:style>
    <style:style style:name="T36" style:family="text">
      <style:text-properties officeooo:rsid="0033ca27"/>
    </style:style>
    <style:style style:name="T37" style:family="text">
      <style:text-properties fo:color="#009900" style:font-name="Arial1" fo:font-size="12pt" fo:font-style="italic" style:text-underline-style="solid" style:text-underline-width="auto" style:text-underline-color="font-color" fo:font-weight="bold" officeooo:rsid="0050a303" style:font-size-asian="10.5pt" style:font-style-asian="italic" style:font-weight-asian="bold" style:font-name-complex="Arial1" style:font-size-complex="12pt" style:font-style-complex="italic" style:font-weight-complex="bold"/>
    </style:style>
    <style:style style:name="T38" style:family="text">
      <style:text-properties officeooo:rsid="003d8d9c"/>
    </style:style>
    <style:style style:name="T39" style:family="text">
      <style:text-properties officeooo:rsid="003f86a1"/>
    </style:style>
    <style:style style:name="T40" style:family="text">
      <style:text-properties officeooo:rsid="004028fc"/>
    </style:style>
    <style:style style:name="T41" style:family="text">
      <style:text-properties officeooo:rsid="0052d6e8"/>
    </style:style>
    <style:style style:name="T42" style:family="text">
      <style:text-properties officeooo:rsid="0054abd2"/>
    </style:style>
    <style:style style:name="T43" style:family="text">
      <style:text-properties officeooo:rsid="0073c088"/>
    </style:style>
    <style:style style:name="T44" style:family="text">
      <style:text-properties officeooo:rsid="00741995"/>
    </style:style>
    <style:style style:name="T45" style:family="text">
      <style:text-properties officeooo:rsid="007f3704"/>
    </style:style>
    <style:style style:name="T46" style:family="text">
      <style:text-properties style:font-name="Droid Sans Arabic" fo:font-size="10pt" officeooo:rsid="0089d11e" style:font-size-asian="10pt" style:font-size-complex="10pt"/>
    </style:style>
    <style:style style:name="T47" style:family="text">
      <style:text-properties style:font-name="Droid Sans Arabic" fo:font-size="10pt" fo:font-weight="normal" officeooo:rsid="0089d11e" style:font-size-asian="10pt" style:font-weight-asian="normal" style:font-size-complex="10pt" style:font-weight-complex="normal"/>
    </style:style>
    <style:style style:name="T48" style:family="text">
      <style:text-properties style:font-name="Droid Sans Arabic" fo:font-size="10pt" fo:font-weight="normal" officeooo:rsid="00901f82" style:font-size-asian="10pt" style:font-weight-asian="normal" style:font-size-complex="10pt" style:font-weight-complex="normal"/>
    </style:style>
    <style:style style:name="T49" style:family="text">
      <style:text-properties style:font-name="Droid Sans Arabic" fo:font-weight="normal" officeooo:rsid="0089fb7c" style:font-weight-asian="normal" style:font-weight-complex="normal"/>
    </style:style>
    <style:style style:name="T50" style:family="text">
      <style:text-properties style:font-name="Droid Sans Arabic" fo:font-weight="normal" officeooo:rsid="00901f82" style:font-weight-asian="normal" style:font-weight-complex="normal"/>
    </style:style>
    <style:style style:name="T51" style:family="text">
      <style:text-properties style:font-name="Droid Sans Arabic" fo:font-weight="normal" officeooo:rsid="0090bf68" style:font-weight-asian="normal" style:font-weight-complex="normal"/>
    </style:style>
    <style:style style:name="T5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53" style:family="text">
      <style:text-properties fo:font-style="normal" style:text-underline-style="solid" style:text-underline-width="auto" style:text-underline-color="font-color" fo:font-weight="bold" officeooo:rsid="001ef398" style:font-style-asian="normal" style:font-weight-asian="bold" style:font-style-complex="normal"/>
    </style:style>
    <style:style style:name="T54" style:family="text">
      <style:text-properties fo:font-style="normal" style:text-underline-style="solid" style:text-underline-width="auto" style:text-underline-color="font-color" fo:font-weight="bold" officeooo:rsid="001d47fd" style:font-style-asian="normal" style:font-weight-asian="bold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bold" officeooo:rsid="0086b80e" style:font-style-asian="normal" style:font-weight-asian="bold" style:font-style-complex="normal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officeooo:rsid="00874580"/>
    </style:style>
    <style:style style:name="T58" style:family="text">
      <style:text-properties officeooo:rsid="00874580" style:font-weight-complex="bold"/>
    </style:style>
    <style:style style:name="T59" style:family="text">
      <style:text-properties officeooo:rsid="0088f68c"/>
    </style:style>
    <style:style style:name="T60" style:family="text">
      <style:text-properties fo:font-size="14pt" fo:font-weight="normal" officeooo:rsid="0089fb7c" style:font-size-asian="12.25pt" style:font-weight-asian="normal" style:font-size-complex="14pt" style:font-weight-complex="normal"/>
    </style:style>
    <style:style style:name="T61" style:family="text">
      <style:text-properties officeooo:rsid="0089fb7c"/>
    </style:style>
    <style:style style:name="T62" style:family="text">
      <style:text-properties style:font-name="monospace" fo:font-size="16pt" fo:font-weight="bold" style:font-size-asian="14pt" style:font-weight-asian="bold" style:font-size-complex="16pt" style:font-weight-complex="bold"/>
    </style:style>
    <style:style style:name="T63" style:family="text">
      <style:text-properties style:font-name="monospace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84in" fo:text-indent="-0.25in" fo:margin-left="0.7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84in" fo:text-indent="-0.25in" fo:margin-left="1.2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84in" fo:text-indent="-0.25in" fo:margin-left="1.7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84in" fo:text-indent="-0.25in" fo:margin-left="2.2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84in" fo:text-indent="-0.25in" fo:margin-left="2.7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laa mamdouh abdel moniem</text:p>
      <text:p text:style-name="P16"><text:span text:style-name="T39">Junior back-end developer</text:span>, <text:span text:style-name="T45">Web Designer</text:span> a<text:span text:style-name="T40">nd ambitiously looking forward to build my career.</text:span></text:p>
      <text:p text:style-name="P8">Objective</text:p>
      <text:p text:style-name="P23"><text:span text:style-name="T59">A</text:span>s I am <text:span text:style-name="T59">an Open</text:span> <text:span text:style-name="T59">Source developer I would like to work in your company as a Full Stack Developer</text:span></text:p>
      <text:p text:style-name="P25">technical skills</text:p>
      <text:p text:style-name="P27"><text:span text:style-name="T46">FRONT-END: </text:span><text:span text:style-name="T50">JQuery , JavaScript , Angular 5 , </text:span><text:span text:style-name="T51">HTML5</text:span></text:p>
      <text:p text:style-name="P28">BACK-END:<text:span text:style-name="T60"> </text:span><text:span text:style-name="T30">Php/Laravel , Python/Django , Ruby/</text:span><text:span text:style-name="T31">Ra</text:span><text:span text:style-name="T30">ils <text:s/>, </text:span><text:span text:style-name="T31">CrossPlatForm , WordPress , </text:span><text:span text:style-name="T32">Java</text:span></text:p>
      <text:p text:style-name="P11">DATABASE/<text:span text:style-name="T61">Meta-Data</text:span>:<text:span text:style-name="T33"> </text:span><text:span text:style-name="T34">Mysql/Sqlite, XML</text:span></text:p>
      <text:p text:style-name="P13"><text:span text:style-name="T53">T</text:span><text:span text:style-name="T52">raining :</text:span><text:span text:style-name="T56"> </text:span></text:p>
      <text:p text:style-name="P26">I have been trained for 2 months in Spirula Company <text:s/>as a system admin</text:p>
      <text:p text:style-name="P12"><text:span text:style-name="T53">PROFESSIONAL</text:span><text:span text:style-name="T54"> </text:span><text:span text:style-name="T53">EXPERIENCE</text:span><text:span text:style-name="T54"> (</text:span><text:span text:style-name="T55">0-1</text:span><text:span text:style-name="T54"> </text:span><text:span text:style-name="T53">years</text:span><text:span text:style-name="T54">):</text:span></text:p>
      <text:p text:style-name="P19"><text:span text:style-name="T28">“</text:span><text:span text:style-name="T29">The following</text:span><text:span text:style-name="T28"> list doesn’t include any freelancing or private contracting jobs.”</text:span></text:p>
      <text:p text:style-name="P10"><text:span text:style-name="T10">PROJECT</text:span><text:span text:style-name="T11">S</text:span><text:span text:style-name="T12">:</text:span></text:p>
      <text:p text:style-name="P17">Linux Distribution:</text:p>
      <text:list xml:id="list4205708530" text:style-name="L1">
        <text:list-item>
          <text:p text:style-name="P38"><text:span text:style-name="T13">had Built a full functional </text:span><text:span text:style-name="T14">Linux</text:span><text:span text:style-name="T13"> Distribution based on Linux from </text:span><text:span text:style-name="T14">scratch(LFS/BLFS) </text:span><text:span text:style-name="T15">and 've used KDE as a GUI </text:span><text:span text:style-name="T16">environment.</text:span></text:p>
        </text:list-item>
      </text:list>
      <text:p text:style-name="P18">Website:</text:p>
      <text:list xml:id="list3740821316" text:style-name="L2">
        <text:list-item>
          <text:p text:style-name="P39"><text:span text:style-name="T16">h</text:span><text:span text:style-name="T13">ad built website</text:span><text:span text:style-name="T17">s</text:span><text:span text:style-name="T13"> including database , </text:span><text:span text:style-name="T17">Php/</text:span><text:span text:style-name="T18">Laravel</text:span><text:span text:style-name="T17">, HTML5/CSS3 , XML , </text:span><text:span text:style-name="T18">Python/Django ,Java , ruby / ruby on rails</text:span></text:p>
        </text:list-item>
      </text:list>
      <text:p text:style-name="P14">ITI Graduation Project:</text:p>
      <text:p text:style-name="P14"><text:s text:c="11"/><text:span text:style-name="T62">.</text:span><text:span text:style-name="T63"> <text:s/></text:span></text:p>
      <text:p text:style-name="P9"><text:span text:style-name="T11">ORGANIZATIONS / CONTRIBUTIONS</text:span><text:span text:style-name="T12">:</text:span></text:p>
      <text:list xml:id="list205603573091241" text:continue-list="list4205708530" text:style-name="L1">
        <text:list-item>
          <text:p text:style-name="P40">Narrator (Academic Committee) at lighthouse project </text:p>
        </text:list-item>
        <text:list-item>
          <text:p text:style-name="P40">Capacity Builder at Mind Utopia project </text:p>
        </text:list-item>
        <text:list-item>
          <text:p text:style-name="P37">Organizer at the Fractional Calculus conference </text:p>
        </text:list-item>
      </text:list>
      <text:p text:style-name="P22"/>
      <text:p text:style-name="P4"/>
      <text:p text:style-name="P7">EDUCATION:</text:p>
      <text:list xml:id="list12942900" text:style-name="L3">
        <text:list-item>
          <text:p text:style-name="P36"><text:span text:style-name="T58">Graduate from ,</text:span> <text:span text:style-name="T57">9 month diploma from the information and technology institute </text:span></text:p>
        </text:list-item>
        <text:list-item>
          <text:p text:style-name="P29"><text:span text:style-name="T4">Bachelor's degree </text:span><text:span text:style-name="T5">, C</text:span><text:span text:style-name="T6">OMPUTER </text:span><text:span text:style-name="T7">SCIENCE</text:span><text:span text:style-name="T5"> </text:span><text:span text:style-name="T8">- </text:span><text:span text:style-name="T5"><text:tab/></text:span><text:span text:style-name="T7">FACULTY</text:span><text:span text:style-name="T5"> OF </text:span><text:span text:style-name="T6">SCIENCE</text:span><text:span text:style-name="T5"> - </text:span><text:span text:style-name="T2">ALEXANDRIA</text:span><text:span text:style-name="T5"> </text:span><text:span text:style-name="T2">University </text:span><text:span text:style-name="T3">.</text:span></text:p>
        </text:list-item>
        <text:list-item>
          <text:p text:style-name="P30"><text:span text:style-name="T1">High school</text:span> <text:span text:style-name="T1">“A”</text:span><text:span text:style-name="T19">, </text:span><text:span text:style-name="T23">El Nasr Girls College , </text:span><text:span text:style-name="T19"><text:s/>Alexandria, Egypt.</text:span></text:p>
        </text:list-item>
      </text:list>
      <text:p text:style-name="P15"><text:soft-page-break/></text:p>
      <text:p text:style-name="P5"/>
      <text:p text:style-name="P1">PERSONAL INFO:</text:p>
      <text:p text:style-name="P3"/>
      <text:list xml:id="list3787497691" text:style-name="L4">
        <text:list-item>
          <text:p text:style-name="P31">Full Name: <text:span text:style-name="T23">Alaa Mamdouh Abdel Moniem</text:span></text:p>
        </text:list-item>
        <text:list-item>
          <text:p text:style-name="P31">Birth date:<text:span text:style-name="T19"> </text:span><text:span text:style-name="T23">April</text:span><text:span text:style-name="T19"> </text:span><text:span text:style-name="T23">5</text:span><text:span text:style-name="T35">th</text:span><text:span text:style-name="T19"> 1</text:span><text:span text:style-name="T20">99</text:span><text:span text:style-name="T21">5</text:span></text:p>
        </text:list-item>
        <text:list-item>
          <text:p text:style-name="P32">Nationality:<text:span text:style-name="T19"> Egypt</text:span></text:p>
        </text:list-item>
        <text:list-item>
          <text:p text:style-name="P32">Gender: <text:span text:style-name="T23">Female</text:span></text:p>
        </text:list-item>
        <text:list-item>
          <text:p text:style-name="P32">Career Level: <text:span text:style-name="T20">Junior</text:span></text:p>
        </text:list-item>
        <text:list-item>
          <text:p text:style-name="P32">Marital Status: <text:span text:style-name="T19">Single</text:span></text:p>
        </text:list-item>
        <text:list-item>
          <text:p text:style-name="P32">Travel: <text:span text:style-name="T19">Any (Provided Accommodation)</text:span></text:p>
        </text:list-item>
        <text:list-item>
          <text:p text:style-name="P32">Car: <text:span text:style-name="T23">Yes</text:span></text:p>
        </text:list-item>
        <text:list-item>
          <text:p text:style-name="P32"><text:span text:style-name="T41">Dependents</text:span>: <text:span text:style-name="T19">0</text:span></text:p>
        </text:list-item>
        <text:list-item>
          <text:p text:style-name="P32">Job search status: <text:span text:style-name="T19">Actively Searching</text:span></text:p>
        </text:list-item>
        <text:list-item>
          <text:p text:style-name="P41"><text:span text:style-name="Strong_20_Emphasis">CGPA:</text:span><text:span text:style-name="T19"> 3.</text:span><text:span text:style-name="T24">5</text:span></text:p>
        </text:list-item>
        <text:list-item>
          <text:p text:style-name="P42"><text:span text:style-name="Strong_20_Emphasis">Language: </text:span><text:span text:style-name="T19"><text:s/>English ( </text:span><text:span text:style-name="T25">Intermediat</text:span><text:span text:style-name="T26">e </text:span><text:span text:style-name="T25">)</text:span></text:p>
        </text:list-item>
      </text:list>
      <text:p text:style-name="P21"/>
      <text:p text:style-name="P2"/>
      <text:p text:style-name="P2"><text:span text:style-name="T36">CONTACT</text:span> INFO:</text:p>
      <text:p text:style-name="P2"/>
      <text:list xml:id="list2765448278" text:style-name="L5">
        <text:list-item>
          <text:p text:style-name="P33"><text:span text:style-name="T38">Email</text:span><text:span text:style-name="T9">: </text:span><text:span text:style-name="T43">alaametwally48@gmail.com </text:span></text:p>
        </text:list-item>
        <text:list-item>
          <text:p text:style-name="P34">Mobile: +20 <text:span text:style-name="T38">128 402 4512 - +20 111 223 8763</text:span></text:p>
        </text:list-item>
        <text:list-item>
          <text:p text:style-name="P35">Link<text:span text:style-name="T42">e</text:span>din: <text:span text:style-name="T44">https://www.linkedin.com/in/alaa-mamdouh-644632141/</text:span></text:p>
        </text:list-item>
      </text:list>
      <text:p text:style-name="P20"/>
      <text:p text:style-name="P6"><text:span text:style-name="Emphasis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 Arabic" svg:font-family="'Droid Sans Arab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>
      <style:text-properties fo:text-transform="uppercase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39in" fo:margin-bottom="0.5in" fo:margin-left="0.5728in" fo:margin-right="0.612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eigh Adler</meta:initial-creator>
    <meta:creation-date>2015-07-22T06:24:00</meta:creation-date>
    <dc:date>2018-05-02T20:56:01.418669384</dc:date>
    <meta:editing-cycles>66</meta:editing-cycles>
    <meta:editing-duration>P2DT5H10M11S</meta:editing-duration>
    <meta:generator>LibreOffice/5.4.4.2$Linux_X86_64 LibreOffice_project/40m0$Build-2</meta:generator>
    <meta:document-statistic meta:table-count="0" meta:image-count="0" meta:object-count="0" meta:page-count="2" meta:paragraph-count="44" meta:word-count="281" meta:character-count="1779" meta:non-whitespace-character-count="1541"/>
  </office:meta>
</office:document-meta>
</file>